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 style:list-style-name="WWNum1"/>
    <style:style style:name="P3" style:family="paragraph" style:parent-style-name="List_20_Paragraph" style:list-style-name="WWNum1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 Android. Edición 2011</text:p>
      <text:list xml:id="list30334262" text:style-name="WWNum1">
        <text:list-item>
          <text:p text:style-name="P3">Tema 1</text:p>
          <text:list>
            <text:list-item>
              <text:p text:style-name="P3">Introducción.</text:p>
            </text:list-item>
            <text:list-item>
              <text:p text:style-name="P3">Entorno de Desarrollo.</text:p>
            </text:list-item>
            <text:list-item>
              <text:p text:style-name="P3">Tipos de Proyecto.</text:p>
            </text:list-item>
            <text:list-item>
              <text:p text:style-name="P3">Compilar y Ejecutar.</text:p>
            </text:list-item>
            <text:list-item>
              <text:p text:style-name="P3">Depurar un Proyecto.</text:p>
            </text:list-item>
            <text:list-item>
              <text:p text:style-name="P3">Publicar una Aplicación.</text:p>
            </text:list-item>
            <text:list-item>
              <text:p text:style-name="P3">Ejercicios</text:p>
            </text:list-item>
          </text:list>
        </text:list-item>
        <text:list-item>
          <text:p text:style-name="P3">Tema 2<text:tab/></text:p>
          <text:list>
            <text:list-item>
              <text:p text:style-name="P3">Android Manifest.</text:p>
              <text:list>
                <text:list-item>
                  <text:p text:style-name="P3">Contenido.</text:p>
                </text:list-item>
                <text:list-item>
                  <text:p text:style-name="P3">Estructura.</text:p>
                </text:list-item>
              </text:list>
            </text:list-item>
            <text:list-item>
              <text:p text:style-name="P3">Application.</text:p>
            </text:list-item>
            <text:list-item>
              <text:p text:style-name="P3">Activities.</text:p>
            </text:list-item>
            <text:list-item>
              <text:p text:style-name="P3">Recursos.</text:p>
            </text:list-item>
            <text:list-item>
              <text:p text:style-name="P3">Ejercicios</text:p>
            </text:list-item>
          </text:list>
        </text:list-item>
        <text:list-item>
          <text:p text:style-name="P3">Tema 3</text:p>
          <text:list>
            <text:list-item>
              <text:p text:style-name="P3">Interfaz de Usario.</text:p>
              <text:list>
                <text:list-item>
                  <text:p text:style-name="P3">Jerarquía de Componentes.</text:p>
                </text:list-item>
                <text:list-item>
                  <text:p text:style-name="P3">ViewGroup.</text:p>
                </text:list-item>
                <text:list-item>
                  <text:p text:style-name="P3">Eventos de la GUI.</text:p>
                </text:list-item>
                <text:list-item>
                  <text:p text:style-name="P3">Menus.</text:p>
                </text:list-item>
                <text:list-item>
                  <text:p text:style-name="P3">Adaptadores.</text:p>
                </text:list-item>
                <text:list-item>
                  <text:p text:style-name="P3">Declarar Layouts.</text:p>
                </text:list-item>
                <text:list-item>
                  <text:p text:style-name="P3">Atributos.</text:p>
                </text:list-item>
                <text:list-item>
                  <text:p text:style-name="P3">Tipos de Layouts.</text:p>
                </text:list-item>
                <text:list-item>
                  <text:p text:style-name="P3"><text:soft-page-break/>Widgets.</text:p>
                </text:list-item>
                <text:list-item>
                  <text:p text:style-name="P3">Eventos.</text:p>
                </text:list-item>
                <text:list-item>
                  <text:p text:style-name="P3">Adaptadores.</text:p>
                </text:list-item>
                <text:list-item>
                  <text:p text:style-name="P3">Múltiples Pantallas.</text:p>
                </text:list-item>
              </text:list>
            </text:list-item>
            <text:list-item>
              <text:p text:style-name="P3">Ejercicios</text:p>
            </text:list-item>
          </text:list>
        </text:list-item>
        <text:list-item>
          <text:p text:style-name="P3">Tema <text:s/>4</text:p>
          <text:list>
            <text:list-item>
              <text:p text:style-name="P3">Intents.</text:p>
              <text:list>
                <text:list-item>
                  <text:p text:style-name="P3">Funcionalidad.</text:p>
                </text:list-item>
                <text:list-item>
                  <text:p text:style-name="P3">Estructura.</text:p>
                </text:list-item>
                <text:list-item>
                  <text:p text:style-name="P3">Gestión de Intents.</text:p>
                </text:list-item>
              </text:list>
            </text:list-item>
            <text:list-item>
              <text:p text:style-name="P3">Menús.</text:p>
              <text:list>
                <text:list-item>
                  <text:p text:style-name="P3">Tipos de Menús.</text:p>
                </text:list-item>
                <text:list-item>
                  <text:p text:style-name="P3">Crear Menús.</text:p>
                </text:list-item>
                <text:list-item>
                  <text:p text:style-name="P3">Cargar Menús.</text:p>
                </text:list-item>
                <text:list-item>
                  <text:p text:style-name="P3">Responder a Menús.</text:p>
                </text:list-item>
                <text:list-item>
                  <text:p text:style-name="P3">Más sobre Menús.</text:p>
                </text:list-item>
                <text:list-item>
                  <text:p text:style-name="P3">Menú Contextual.</text:p>
                </text:list-item>
                <text:list-item>
                  <text:p text:style-name="P3">Submenú.</text:p>
                </text:list-item>
                <text:list-item>
                  <text:p text:style-name="P3">Consejos.</text:p>
                </text:list-item>
              </text:list>
            </text:list-item>
            <text:list-item>
              <text:p text:style-name="P3">Notificaciones.</text:p>
              <text:list>
                <text:list-item>
                  <text:p text:style-name="P3">Toast Notification.</text:p>
                </text:list-item>
                <text:list-item>
                  <text:p text:style-name="P3">Status Bar Notification.</text:p>
                </text:list-item>
                <text:list-item>
                  <text:p text:style-name="P3">Tipos de Notificaciones.</text:p>
                </text:list-item>
                <text:list-item>
                  <text:p text:style-name="P3">Toast.</text:p>
                </text:list-item>
                <text:list-item>
                  <text:p text:style-name="P3">Barra de Notificaciones.</text:p>
                </text:list-item>
              </text:list>
            </text:list-item>
            <text:list-item>
              <text:p text:style-name="P3">Diálogos.</text:p>
              <text:list>
                <text:list-item>
                  <text:p text:style-name="P3">Tipos de Diálogos.</text:p>
                </text:list-item>
                <text:list-item>
                  <text:p text:style-name="P3"><text:soft-page-break/>Mostrar Diálogos.</text:p>
                </text:list-item>
                <text:list-item>
                  <text:p text:style-name="P3">Crear Diálogos.</text:p>
                </text:list-item>
              </text:list>
            </text:list-item>
            <text:list-item>
              <text:p text:style-name="P3">Ejercicios.</text:p>
            </text:list-item>
          </text:list>
        </text:list-item>
        <text:list-item>
          <text:p text:style-name="P3">Tema 5.</text:p>
          <text:list>
            <text:list-item>
              <text:p text:style-name="P3">Almacenamiento</text:p>
              <text:list>
                <text:list-item>
                  <text:p text:style-name="P3">Tipos de Almacenamiento.</text:p>
                </text:list-item>
                <text:list-item>
                  <text:p text:style-name="P3">Preferencias.</text:p>
                </text:list-item>
                <text:list-item>
                  <text:p text:style-name="P3">Almacenamiento Interno.</text:p>
                </text:list-item>
                <text:list-item>
                  <text:p text:style-name="P3">Almacenamiento Externo.</text:p>
                </text:list-item>
                <text:list-item>
                  <text:p text:style-name="P3">Base de Datos (SQLite).</text:p>
                </text:list-item>
                <text:list-item>
                  <text:p text:style-name="P3">Content Providers.</text:p>
                </text:list-item>
                <text:list-item>
                  <text:p text:style-name="P3">“Content Provider” personalizado.</text:p>
                </text:list-item>
                <text:list-item>
                  <text:p text:style-name="P3">“Live Folder”.</text:p>
                </text:list-item>
              </text:list>
            </text:list-item>
            <text:list-item>
              <text:p text:style-name="P3">Ejercicios.</text:p>
            </text:list-item>
          </text:list>
        </text:list-item>
        <text:list-item>
          <text:p text:style-name="P3">Tema 6.</text:p>
          <text:list>
            <text:list-item>
              <text:p text:style-name="P3">Internet.</text:p>
              <text:list>
                <text:list-item>
                  <text:p text:style-name="P3">Permisos Necesarios.</text:p>
                </text:list-item>
                <text:list-item>
                  <text:p text:style-name="P3">Información de la Conexión.</text:p>
                </text:list-item>
                <text:list-item>
                  <text:p text:style-name="P3">Gestionar “Wi-Fi”.</text:p>
                </text:list-item>
                <text:list-item>
                  <text:p text:style-name="P3">Biblioteca HTTPClient.</text:p>
                </text:list-item>
                <text:list-item>
                  <text:p text:style-name="P3">URL Connection.</text:p>
                </text:list-item>
                <text:list-item>
                  <text:p text:style-name="P3">XML Parser.</text:p>
                </text:list-item>
                <text:list-item>
                  <text:p text:style-name="P3">SAX Parser.</text:p>
                </text:list-item>
                <text:list-item>
                  <text:p text:style-name="P3">DOM Parser.</text:p>
                </text:list-item>
                <text:list-item>
                  <text:p text:style-name="P3">PULL Parser.</text:p>
                </text:list-item>
                <text:list-item>
                  <text:p text:style-name="P3">JSON Parser.</text:p>
                </text:list-item>
                <text:list-item>
                  <text:p text:style-name="P3">Lanzar el Navegador.</text:p>
                </text:list-item>
                <text:list-item>
                  <text:p text:style-name="P3"><text:soft-page-break/>Webview.</text:p>
                </text:list-item>
              </text:list>
            </text:list-item>
            <text:list-item>
              <text:p text:style-name="P3">Mapas.</text:p>
              <text:list>
                <text:list-item>
                  <text:p text:style-name="P3">Google Maps.</text:p>
                </text:list-item>
                <text:list-item>
                  <text:p text:style-name="P3">Google Maps Overlays.</text:p>
                </text:list-item>
              </text:list>
            </text:list-item>
            <text:list-item>
              <text:p text:style-name="P3">Sensores.</text:p>
              <text:list>
                <text:list-item>
                  <text:p text:style-name="P3">Posicionamiento.</text:p>
                </text:list-item>
                <text:list-item>
                  <text:p text:style-name="P3">Tipos de Sensores.</text:p>
                </text:list-item>
                <text:list-item>
                  <text:p text:style-name="P3">Gestor de Sensores.</text:p>
                </text:list-item>
                <text:list-item>
                  <text:p text:style-name="P3">Eventos del Sensor.</text:p>
                </text:list-item>
                <text:list-item>
                  <text:p text:style-name="P3">Datos del Sensor.</text:p>
                </text:list-item>
              </text:list>
            </text:list-item>
            <text:list-item>
              <text:p text:style-name="P3">Audio y Vídeo.</text:p>
              <text:list>
                <text:list-item>
                  <text:p text:style-name="P3">VideoView.</text:p>
                </text:list-item>
                <text:list-item>
                  <text:p text:style-name="P3">MediaPlayer.</text:p>
                </text:list-item>
                <text:list-item>
                  <text:p text:style-name="P3">MediaRecorder.</text:p>
                </text:list-item>
              </text:list>
            </text:list-item>
            <text:list-item>
              <text:p text:style-name="P3">Ejercicios.</text:p>
            </text:list-item>
          </text:list>
        </text:list-item>
        <text:list-item>
          <text:p text:style-name="P3">Tema 7.</text:p>
          <text:list>
            <text:list-item>
              <text:p text:style-name="P3">Webapps</text:p>
              <text:list>
                <text:list-item>
                  <text:p text:style-name="P3">Viewport</text:p>
                </text:list-item>
                <text:list-item>
                  <text:p text:style-name="P3">Hibridas</text:p>
                </text:list-item>
                <text:list-item>
                  <text:p text:style-name="P3">Depuración</text:p>
                </text:list-item>
              </text:list>
            </text:list-item>
            <text:list-item>
              <text:p text:style-name="P3">Widgets</text:p>
            </text:list-item>
            <text:list-item>
              <text:p text:style-name="P3">Ejercicios</text:p>
            </text:list-item>
          </text:list>
        </text:list-item>
        <text:list-item>
          <text:p text:style-name="P3">Tema 8.</text:p>
          <text:list>
            <text:list-item>
              <text:p text:style-name="P3">Procesos e hilos.</text:p>
            </text:list-item>
            <text:list-item>
              <text:p text:style-name="P3">Servicios.</text:p>
            </text:list-item>
            <text:list-item>
              <text:p text:style-name="P3">Alarmas.</text:p>
            </text:list-item>
            <text:list-item>
              <text:p text:style-name="P3">Broadcast.</text:p>
            </text:list-item>
            <text:list-item>
              <text:p text:style-name="P3"><text:soft-page-break/>Ejercicios.</text:p>
            </text:list-item>
          </text:list>
        </text:list-item>
        <text:list-item>
          <text:p text:style-name="P3">Tema 9.</text:p>
          <text:list>
            <text:list-item>
              <text:p text:style-name="P3">Novedades de HONEYCOMB.</text:p>
              <text:list>
                <text:list-item>
                  <text:p text:style-name="P3">Fragment.</text:p>
                </text:list-item>
                <text:list-item>
                  <text:p text:style-name="P3">Loaders.</text:p>
                </text:list-item>
                <text:list-item>
                  <text:p text:style-name="P3">ActionBar.</text:p>
                </text:list-item>
                <text:list-item>
                  <text:p text:style-name="P3">Drag&amp;Drop.</text:p>
                </text:list-item>
                <text:list-item>
                  <text:p text:style-name="P3">Animaciones.</text:p>
                </text:list-item>
                <text:list-item>
                  <text:p text:style-name="P3">Android Compability Package.</text:p>
                </text:list-item>
              </text:list>
            </text:list-item>
          </text:list>
        </text:list-item>
        <text:list-item>
          <text:p text:style-name="P2">Tema 10.</text:p>
          <text:list>
            <text:list-item>
              <text:p text:style-name="P2">Ejercicio fin de curso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s" style:country-asian="E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SimSun" style:font-size-asian="11pt" style:language-asian="es" style:country-asian="E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" style:display-name="List Paragraph" style:family="paragraph" style:parent-style-name="Standard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ENTIC</meta:initial-creator>
    <dc:creator>Juan José Franco Peñaranda</dc:creator>
    <meta:editing-cycles>10</meta:editing-cycles>
    <meta:creation-date>2011-06-13T09:39:00</meta:creation-date>
    <dc:date>2011-06-14T10:20:50.24</dc:date>
    <meta:editing-duration>PT00H00M56S</meta:editing-duration>
    <meta:generator>OpenOffice.org/3.2$Win32 OpenOffice.org_project/320m12$Build-9483</meta:generator>
    <meta:document-statistic meta:table-count="0" meta:image-count="0" meta:object-count="0" meta:page-count="5" meta:paragraph-count="119" meta:word-count="344" meta:character-count="2265"/>
    <meta:template xlink:type="simple" xlink:actuate="onRequest" xlink:title="Normal.dotm" xlink:href=""/>
  </office:meta>
</office:document-meta>
</file>